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color="#c0c0c0" draw:fill="solid" draw:fill-color="#ccccff" draw:textarea-horizontal-align="justify" draw:textarea-vertical-align="middle" draw:auto-grow-height="false"/>
    </style:style>
    <style:style style:name="gr2" style:family="graphic" style:parent-style-name="standard">
      <style:graphic-properties draw:fill="solid" draw:fill-color="#b3b3b3" draw:textarea-horizontal-align="center" draw:textarea-vertical-align="middle"/>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center" draw:textarea-vertical-align="middle"/>
    </style:style>
    <style:style style:name="gr5" style:family="graphic" style:parent-style-name="standard">
      <style:graphic-properties draw:stroke="none" svg:stroke-color="#000000" draw:fill="none" draw:fill-color="#ffffff" fo:min-height="0.628cm"/>
    </style:style>
    <style:style style:name="gr6" style:family="graphic" style:parent-style-name="standard">
      <style:graphic-properties draw:fill="solid" draw:fill-color="#e6e6e6" draw:textarea-horizontal-align="center" draw:textarea-vertical-align="middle"/>
    </style:style>
    <style:style style:name="gr7" style:family="graphic" style:parent-style-name="standard">
      <style:graphic-properties svg:stroke-width="0.071cm" draw:marker-start-width="0.306cm" draw:marker-end="Arrow" draw:marker-end-width="0.406cm" draw:textarea-horizontal-align="center" draw:textarea-vertical-align="middle" fo:padding-top="0.16cm" fo:padding-bottom="0.16cm" fo:padding-left="0.285cm" fo:padding-right="0.285cm"/>
    </style:style>
    <style:style style:name="gr8" style:family="graphic" style:parent-style-name="standard">
      <style:graphic-properties draw:stroke="solid" svg:stroke-color="#000000" draw:fill="none" draw:fill-color="#ffffff" draw:auto-grow-width="true" fo:min-height="0.552cm" fo:padding-top="0.141cm" fo:padding-bottom="0.141cm" fo:padding-left="0.141cm" fo:padding-right="0.141cm"/>
    </style:style>
    <style:style style:name="gr9" style:family="graphic" style:parent-style-name="standard">
      <style:graphic-properties svg:stroke-color="#808080" draw:fill="solid" draw:fill-color="#ffcc99" draw:textarea-horizontal-align="center" draw:textarea-vertical-align="middle"/>
    </style:style>
    <style:style style:name="gr10" style:family="graphic" style:parent-style-name="standard">
      <style:graphic-properties draw:stroke="solid" draw:stroke-dash="Line_20_with_20_Fine_20_Dots" svg:stroke-width="0.106cm" draw:marker-start-width="0.359cm" draw:marker-end-width="0.359cm" draw:fill="solid" draw:fill-color="#666666" draw:textarea-horizontal-align="justify" draw:textarea-vertical-align="middle" draw:auto-grow-height="false" fo:padding-top="0.178cm" fo:padding-bottom="0.178cm" fo:padding-left="0.303cm" fo:padding-right="0.303cm"/>
    </style:style>
    <style:style style:name="gr11" style:family="graphic" style:parent-style-name="standard">
      <style:graphic-properties draw:stroke="none" svg:stroke-color="#000000" draw:fill="none" draw:fill-color="#ffffff" draw:auto-grow-width="false" fo:min-height="1.118cm" fo:min-width="4.975cm" fo:padding-top="0cm" fo:padding-bottom="0cm" fo:padding-left="0cm" fo:padding-right="0cm"/>
    </style:style>
    <style:style style:name="gr12" style:family="graphic" style:parent-style-name="standard">
      <style:graphic-properties draw:stroke="solid" draw:stroke-dash="Ultrafine_20_Dashed" svg:stroke-width="0.106cm" draw:marker-start-width="0.358cm" draw:marker-end="Arrow" draw:marker-end-width="0.458cm" draw:textarea-horizontal-align="center" draw:textarea-vertical-align="middle" fo:padding-top="0.177cm" fo:padding-bottom="0.177cm" fo:padding-left="0.302cm" fo:padding-right="0.302cm"/>
    </style:style>
    <style:style style:name="gr13" style:family="graphic" style:parent-style-name="standard">
      <style:graphic-properties draw:stroke="solid" draw:stroke-dash="Ultrafine_20_Dashed" draw:fill="solid" draw:fill-color="#996633" draw:textarea-horizontal-align="justify" draw:textarea-vertical-align="middle" draw:auto-grow-height="fals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6pt" style:font-size-asian="16pt" style:font-size-complex="16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501cm" svg:height="8.202cm" svg:x="1.692cm" svg:y="2.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1" draw:layer="layout" svg:width="1.146cm" svg:height="1.681cm" svg:x="2.369cm" svg:y="2.75cm">
          <text:p/>
        </draw:rect>
        <draw:frame draw:style-name="gr3" draw:text-style-name="P2" draw:layer="layout" svg:width="2.903cm" svg:height="0.9cm" svg:x="1.642cm" svg:y="4.507cm">
          <draw:text-box>
            <text:p text:style-name="P2"><text:span text:style-name="T1">image.png</text:span></text:p>
          </draw:text-box>
        </draw:frame>
        <draw:rect draw:style-name="gr4" draw:text-style-name="P1" draw:layer="layout" svg:width="5.271cm" svg:height="4.965cm" svg:x="4.928cm" svg:y="3.934cm">
          <text:p/>
        </draw:rect>
        <draw:frame draw:style-name="gr5" draw:text-style-name="P2" draw:layer="layout" svg:width="4.431cm" svg:height="0.878cm" svg:x="2.568cm" svg:y="1.299cm">
          <draw:text-box>
            <text:p text:style-name="P2"><text:span text:style-name="T1">Client Computer</text:span></text:p>
          </draw:text-box>
        </draw:frame>
        <draw:frame draw:style-name="gr3" draw:text-style-name="P2" draw:layer="layout" svg:width="5.462cm" svg:height="1.361cm" svg:x="4.727cm" svg:y="2.68cm">
          <draw:text-box>
            <text:p text:style-name="P2"><text:span text:style-name="T1">Wonderland Client Window</text:span></text:p>
          </draw:text-box>
        </draw:frame>
        <draw:rect draw:style-name="gr6" draw:text-style-name="P1" draw:layer="layout" svg:width="1.146cm" svg:height="1.681cm" svg:x="5.997cm" svg:y="5.043cm">
          <text:p/>
        </draw:rect>
        <draw:line draw:style-name="gr7" draw:text-style-name="P1" draw:layer="layout" svg:x1="5.387cm" svg:y1="6.761cm" svg:x2="6.189cm" svg:y2="6.112cm">
          <text:p/>
        </draw:line>
        <draw:rect draw:style-name="gr6" draw:text-style-name="P1" draw:layer="layout" svg:width="1.146cm" svg:height="1.681cm" svg:x="4.279cm" svg:y="4.202cm">
          <text:p/>
        </draw:rect>
        <draw:line draw:style-name="gr7" draw:text-style-name="P1" draw:layer="layout" svg:x1="3.669cm" svg:y1="5.92cm" svg:x2="4.471cm" svg:y2="5.271cm">
          <text:p/>
        </draw:line>
        <draw:line draw:style-name="gr7" draw:text-style-name="P1" draw:layer="layout" svg:x1="1.836cm" svg:y1="4.546cm" svg:x2="2.638cm" svg:y2="3.897cm">
          <text:p/>
        </draw:line>
        <draw:frame draw:style-name="gr8" draw:text-style-name="P3" draw:layer="layout" svg:width="1.914cm" svg:height="0.914cm" svg:x="2.48cm" svg:y="6.226cm">
          <draw:text-box>
            <text:p text:style-name="P3"><text:span text:style-name="T2">Step 1</text:span></text:p>
          </draw:text-box>
        </draw:frame>
        <draw:rect draw:style-name="gr9" draw:text-style-name="P1" draw:layer="layout" svg:width="7.525cm" svg:height="5.653cm" svg:x="12.237cm" svg:y="3.618cm">
          <text:p/>
        </draw:rect>
        <draw:custom-shape draw:style-name="gr10" draw:text-style-name="P1" draw:layer="layout" svg:width="2.559cm" svg:height="2.712cm" svg:x="14.798cm" svg:y="4.64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 draw:text-style-name="P2" draw:layer="layout" svg:width="4.803cm" svg:height="0.878cm" svg:x="11.985cm" svg:y="2.786cm">
          <draw:text-box>
            <text:p text:style-name="P2"><text:span text:style-name="T1">Wonderland Server</text:span></text:p>
          </draw:text-box>
        </draw:frame>
        <draw:frame draw:style-name="gr11" draw:text-style-name="P4" draw:layer="layout" svg:width="4.507cm" svg:height="1.118cm" svg:x="13.756cm" svg:y="7.376cm">
          <draw:text-box>
            <text:p text:style-name="P4"><text:span text:style-name="T1">WebDav Content Repository</text:span></text:p>
          </draw:text-box>
        </draw:frame>
        <draw:line draw:style-name="gr12" draw:text-style-name="P1" draw:layer="layout" svg:x1="7.601cm" svg:y1="5.844cm" svg:x2="15.775cm" svg:y2="6.302cm">
          <text:p/>
        </draw:line>
        <draw:frame draw:style-name="gr8" draw:text-style-name="P3" draw:layer="layout" svg:width="1.914cm" svg:height="0.914cm" svg:x="10.616cm" svg:y="4.889cm">
          <draw:text-box>
            <text:p text:style-name="P3"><text:span text:style-name="T2">Step 2</text:span></text:p>
          </draw:text-box>
        </draw:frame>
        <draw:custom-shape draw:style-name="gr13" draw:text-style-name="P1" draw:layer="layout" svg:width="2.253cm" svg:height="2.025cm" svg:x="7.449cm" svg:y="6.30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2" draw:text-style-name="P1" draw:layer="layout" svg:x1="15.355cm" svg:y1="6.57cm" svg:x2="8.824cm" svg:y2="7.219cm">
          <text:p/>
        </draw:line>
        <draw:frame draw:style-name="gr8" draw:text-style-name="P3" draw:layer="layout" svg:width="1.914cm" svg:height="0.914cm" svg:x="10.807cm" svg:y="7.18cm">
          <draw:text-box>
            <text:p text:style-name="P3"><text:span text:style-name="T2">Step 3</text:span></text:p>
          </draw:text-box>
        </draw:frame>
        <draw:frame draw:style-name="gr3" draw:text-style-name="P2" draw:layer="layout" svg:width="1.566cm" svg:height="0.9cm" svg:x="7.707cm" svg:y="6.965cm">
          <draw:text-box>
            <text:p text:style-name="P2"><text:span text:style-name="T1">Cel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01T13:22:58</meta:creation-date>
    <dc:date>2009-04-01T13:44:31</dc:date>
    <meta:editing-duration>PT00H21M35S</meta:editing-duration>
    <meta:editing-cycles>5</meta:editing-cycles>
    <meta:generator>OpenOffice.org/3.0$Unix OpenOffice.org_project/300m15$Build-9379</meta:generator>
    <meta:document-statistic meta:object-count="22"/>
    <meta:user-defined meta:name="Info 1"/>
    <meta:user-defined meta:name="Info 2"/>
    <meta:user-defined meta:name="Info 3"/>
    <meta:user-defined meta:name="Info 4"/>
  </office:meta>
</office:document-meta>
</file>